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F700000279FC4031DFD12BA1AE.jpg" manifest:media-type="image/jpeg"/>
  <manifest:file-entry manifest:full-path="Pictures/10000000000000690000002DDD3BEF821F097C4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5.27cm" table:align="left" style:writing-mode="lr-tb"/>
    </style:style>
    <style:style style:name="Tabela1.A" style:family="table-column">
      <style:table-column-properties style:column-width="15.27cm"/>
    </style:style>
    <style:style style:name="Tabela1.1" style:family="table-row">
      <style:table-row-properties style:min-row-height="0.926cm"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75pt solid #000000" fo:border-bottom="0.75pt solid #000000" style:writing-mode="lr-tb"/>
    </style:style>
    <style:style style:name="Tabela1.A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75pt solid #000000" fo:border-bottom="0.5pt solid #000000" style:writing-mode="lr-tb"/>
    </style:style>
    <style:style style:name="Tabela2" style:family="table">
      <style:table-properties style:width="15.27cm" table:align="left" style:writing-mode="lr-tb"/>
    </style:style>
    <style:style style:name="Tabela2.A" style:family="table-column">
      <style:table-column-properties style:column-width="1.752cm"/>
    </style:style>
    <style:style style:name="Tabela2.B" style:family="table-column">
      <style:table-column-properties style:column-width="3.249cm"/>
    </style:style>
    <style:style style:name="Tabela2.C" style:family="table-column">
      <style:table-column-properties style:column-width="5.251cm"/>
    </style:style>
    <style:style style:name="Tabela2.D" style:family="table-column">
      <style:table-column-properties style:column-width="5.018cm"/>
    </style:style>
    <style:style style:name="Tabela2.1" style:family="table-row">
      <style:table-row-properties style:min-row-height="0.247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3" style:family="table-row">
      <style:table-row-properties style:min-row-height="0.344cm" fo:keep-together="auto"/>
    </style:style>
    <style:style style:name="Tabela3" style:family="table">
      <style:table-properties style:width="15.249cm" fo:margin-left="-0.123cm" table:align="left" style:writing-mode="lr-tb"/>
    </style:style>
    <style:style style:name="Tabela3.A" style:family="table-column">
      <style:table-column-properties style:column-width="5.099cm"/>
    </style:style>
    <style:style style:name="Tabela3.B" style:family="table-column">
      <style:table-column-properties style:column-width="4.782cm"/>
    </style:style>
    <style:style style:name="Tabela3.C" style:family="table-column">
      <style:table-column-properties style:column-width="5.368cm"/>
    </style:style>
    <style:style style:name="Tabela3.1" style:family="table-row">
      <style:table-row-properties style:min-row-height="0.476cm" fo:keep-together="always"/>
    </style:style>
    <style:style style:name="Tabela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3.C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2" style:family="table-row">
      <style:table-row-properties fo:keep-together="always"/>
    </style:style>
    <style:style style:name="Tabe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3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3" style:family="table-row">
      <style:table-row-properties fo:keep-together="auto"/>
    </style:style>
    <style:style style:name="Tabela3.4" style:family="table-row">
      <style:table-row-properties fo:keep-together="auto"/>
    </style:style>
    <style:style style:name="Tabela3.A4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" style:family="table">
      <style:table-properties style:width="15.286cm" fo:margin-left="-0.123cm" table:align="left" style:writing-mode="lr-tb"/>
    </style:style>
    <style:style style:name="Tabela4.A" style:family="table-column">
      <style:table-column-properties style:column-width="8.294cm"/>
    </style:style>
    <style:style style:name="Tabela4.B" style:family="table-column">
      <style:table-column-properties style:column-width="1.813cm"/>
    </style:style>
    <style:style style:name="Tabela4.C" style:family="table-column">
      <style:table-column-properties style:column-width="5.179cm"/>
    </style:style>
    <style:style style:name="Tabela4.1" style:family="table-row">
      <style:table-row-properties style:min-row-height="0.499cm" fo:keep-together="always"/>
    </style:style>
    <style:style style:name="Tabela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ela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ela4.2" style:family="table-row">
      <style:table-row-properties style:min-row-height="0.469cm" fo:keep-together="always"/>
    </style:style>
    <style:style style:name="Tabela4.A2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0.5pt solid #000000" style:writing-mode="lr-tb"/>
    </style:style>
    <style:style style:name="Tabela4.B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ela4.A4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0.75pt solid #000000" style:writing-mode="lr-tb"/>
    </style:style>
    <style:style style:name="Tabela4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a4.C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a4.A5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75pt solid #000000" fo:border-bottom="0.75pt solid #000000" style:writing-mode="lr-tb">
        <style:background-image/>
      </style:table-cell-properties>
    </style:style>
    <style:style style:name="Tabela4.A6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0.5pt solid #000000" style:writing-mode="lr-tb"/>
    </style:style>
    <style:style style:name="Tabela4.B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ela4.C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ela5" style:family="table">
      <style:table-properties style:width="15.286cm" fo:margin-left="-0.123cm" table:align="left" style:writing-mode="lr-tb"/>
    </style:style>
    <style:style style:name="Tabela5.A" style:family="table-column">
      <style:table-column-properties style:column-width="8.294cm"/>
    </style:style>
    <style:style style:name="Tabela5.B" style:family="table-column">
      <style:table-column-properties style:column-width="1.813cm"/>
    </style:style>
    <style:style style:name="Tabela5.C" style:family="table-column">
      <style:table-column-properties style:column-width="5.179cm"/>
    </style:style>
    <style:style style:name="Tabela5.1" style:family="table-row">
      <style:table-row-properties style:min-row-height="0.469cm" fo:keep-together="always"/>
    </style:style>
    <style:style style:name="Tabela5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75pt solid #000000" fo:border-bottom="0.75pt solid #000000" style:writing-mode="lr-tb">
        <style:background-image/>
      </style:table-cell-properties>
    </style:style>
    <style:style style:name="Tabela5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5.A2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0.5pt solid #000000" style:writing-mode="lr-tb"/>
    </style:style>
    <style:style style:name="Tabela5.B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ela5.C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none" fo:country="none" fo:font-weight="bold" style:language-asian="none" style:country-asian="none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loext:opacity="100%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loext:opacity="100%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loext:opacity="100%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Trebuchet MS" style:font-weight-complex="bold"/>
    </style:style>
    <style:style style:name="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Trebuchet MS"/>
    </style:style>
    <style:style style:name="P9" style:family="paragraph" style:parent-style-name="Footer">
      <style:text-properties style:font-size-complex="10pt"/>
    </style:style>
    <style:style style:name="P10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11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12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13" style:family="paragraph" style:parent-style-name="Header">
      <style:paragraph-properties fo:margin-left="0.635cm" fo:margin-right="0cm" fo:text-indent="0cm" style:auto-text-indent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14" style:family="paragraph" style:parent-style-name="Header">
      <style:paragraph-properties fo:margin-left="0.63cm" fo:margin-right="0cm" fo:line-height="50%" fo:text-indent="0cm" style:auto-text-indent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15" style:family="paragraph" style:parent-style-name="Standard">
      <loext:graphic-properties draw:fill="solid" draw:fill-color="#ffffff"/>
      <style:paragraph-properties fo:margin-left="0cm" fo:margin-right="-0.041cm" fo:text-indent="0cm" style:auto-text-indent="false" fo:background-color="#ffffff"/>
      <style:text-properties style:font-name="Arial" style:font-name-complex="Arial"/>
    </style:style>
    <style:style style:name="P16" style:family="paragraph" style:parent-style-name="Standard">
      <loext:graphic-properties draw:fill="solid" draw:fill-color="#eaf1dd"/>
      <style:paragraph-properties fo:margin-left="0cm" fo:margin-right="-0.041cm" fo:text-align="center" style:justify-single-word="false" fo:text-indent="0cm" style:auto-text-indent="false" fo:background-color="#eaf1dd"/>
      <style:text-properties style:font-name="Arial" style:font-name-complex="Arial" style:font-weight-complex="bold"/>
    </style:style>
    <style:style style:name="P17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18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19" style:family="paragraph" style:parent-style-name="Standard">
      <style:text-properties style:font-name="Arial" fo:font-size="11pt" style:font-size-asian="11pt" style:font-name-complex="Arial" style:font-size-complex="11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21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name-complex="Arial" style:font-size-complex="11pt" style:font-weight-complex="bold"/>
    </style:style>
    <style:style style:name="P23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 style:font-weight-complex="bold"/>
    </style:style>
    <style:style style:name="P24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name-complex="Arial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Header">
      <style:paragraph-properties fo:text-align="justify" style:justify-single-word="false">
        <style:tab-stops/>
      </style:paragraph-properties>
      <style:text-properties fo:color="#0000ff" loext:opacity="100%" style:font-name="Arial" fo:font-size="10pt" fo:font-style="italic" style:font-size-asian="10pt" style:font-style-asian="italic" style:font-name-complex="Arial" style:font-size-complex="10pt"/>
    </style:style>
    <style:style style:name="P31" style:family="paragraph" style:parent-style-name="Standard">
      <style:text-properties fo:color="#0000ff" loext:opacity="100%" style:font-name="Arial" fo:font-size="10pt" fo:font-style="italic" style:font-size-asian="10pt" style:font-style-asian="italic" style:font-name-complex="Arial" style:font-size-complex="10pt"/>
    </style:style>
    <style:style style:name="P32" style:family="paragraph" style:parent-style-name="Standard">
      <style:paragraph-properties fo:text-align="center" style:justify-single-word="false"/>
      <style:text-properties fo:color="#0000ff" loext:opacity="100%" style:font-name="Arial" fo:font-size="10pt" fo:font-style="italic" style:font-size-asian="10pt" style:font-style-asian="italic" style:font-name-complex="Arial" style:font-size-complex="10pt"/>
    </style:style>
    <style:style style:name="P33" style:family="paragraph" style:parent-style-name="Standard">
      <style:text-properties fo:color="#0000ff" loext:opacity="100%" style:font-name="Arial" fo:font-size="10pt" fo:font-style="italic" officeooo:rsid="000c17c5" officeooo:paragraph-rsid="000c17c5" style:font-size-asian="10pt" style:font-style-asian="italic" style:font-name-complex="Arial" style:font-size-complex="10pt"/>
    </style:style>
    <style:style style:name="P34" style:family="paragraph" style:parent-style-name="Table">
      <style:paragraph-properties fo:margin-top="0.071cm" fo:margin-bottom="0cm" style:contextual-spacing="false" style:snap-to-layout-grid="false"/>
      <style:text-properties fo:font-size="11pt" fo:language="pt" fo:country="BR" style:font-size-asian="11pt" style:font-name-complex="Arial" style:font-size-complex="11pt"/>
    </style:style>
    <style:style style:name="P35" style:family="paragraph" style:parent-style-name="Table">
      <style:paragraph-properties fo:margin-top="0.071cm" fo:margin-bottom="0cm" style:contextual-spacing="false" style:snap-to-layout-grid="false"/>
      <style:text-properties fo:font-size="11pt" fo:language="pt" fo:country="BR" style:font-size-asian="11pt" style:font-name-complex="Arial" style:font-size-complex="11pt" style:font-weight-complex="bold"/>
    </style:style>
    <style:style style:name="P36" style:family="paragraph" style:parent-style-name="Table">
      <style:paragraph-properties fo:margin-top="0.071cm" fo:margin-bottom="0cm" style:contextual-spacing="false" style:snap-to-layout-grid="false"/>
      <style:text-properties fo:font-size="11pt" fo:language="pt" fo:country="BR" style:font-size-asian="11pt" style:font-name-complex="Arial" style:font-size-complex="11pt" style:font-style-complex="italic" style:font-weight-complex="bold"/>
    </style:style>
    <style:style style:name="P37" style:family="paragraph" style:parent-style-name="Standard">
      <loext:graphic-properties draw:fill="solid" draw:fill-color="#eaf1dd"/>
      <style:paragraph-properties fo:margin-left="0cm" fo:margin-right="-0.041cm" fo:text-align="center" style:justify-single-word="false" fo:text-indent="0cm" style:auto-text-indent="false" fo:background-color="#eaf1dd"/>
    </style:style>
    <style:style style:name="P38" style:family="paragraph" style:parent-style-name="Standard">
      <style:paragraph-properties fo:line-height="50%"/>
      <style:text-properties style:language-asian="en" style:country-asian="US"/>
    </style:style>
    <style:style style:name="P39" style:family="paragraph" style:parent-style-name="Header" style:list-style-name="WW8Num3">
      <loext:graphic-properties draw:fill="solid" draw:fill-color="#eaf1dd"/>
      <style:paragraph-properties fo:background-color="#eaf1dd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40" style:family="paragraph" style:parent-style-name="Header" style:list-style-name="L1">
      <style:paragraph-properties fo:text-align="justify" style:justify-single-word="false">
        <style:tab-stops/>
      </style:paragraph-properties>
      <style:text-properties fo:color="#0000ff" loext:opacity="100%" style:font-name="Arial" fo:font-size="10pt" fo:font-style="italic" style:font-size-asian="10pt" style:font-style-asian="italic" style:font-name-complex="Arial" style:font-size-complex="10pt"/>
    </style:style>
    <style:style style:name="P41" style:family="paragraph" style:parent-style-name="Header" style:list-style-name="L2">
      <style:paragraph-properties fo:text-align="justify" style:justify-single-word="false">
        <style:tab-stops/>
      </style:paragraph-properties>
      <style:text-properties fo:color="#0000ff" loext:opacity="100%" style:font-name="Arial" fo:font-size="10pt" fo:font-style="italic" style:font-size-asian="10pt" style:font-style-asian="italic" style:font-name-complex="Arial" style:font-size-complex="10pt"/>
    </style:style>
    <style:style style:name="P42" style:family="paragraph" style:parent-style-name="Header" style:list-style-name="L3">
      <style:paragraph-properties fo:text-align="justify" style:justify-single-word="false">
        <style:tab-stops/>
      </style:paragraph-properties>
      <style:text-properties fo:color="#0000ff" loext:opacity="100%" style:font-name="Arial" fo:font-size="10pt" fo:font-style="italic" style:font-size-asian="10pt" style:font-style-asian="italic" style:font-name-complex="Arial" style:font-size-complex="10pt"/>
    </style:style>
    <style:style style:name="P43" style:family="paragraph" style:parent-style-name="Header" style:list-style-name="L3">
      <style:paragraph-properties fo:text-align="justify" style:justify-single-word="false">
        <style:tab-stops/>
      </style:paragraph-properties>
      <style:text-properties fo:color="#0000ff" loext:opacity="100%" style:font-name="Arial" fo:font-size="10pt" fo:font-style="italic" officeooo:rsid="000ef315" officeooo:paragraph-rsid="000ef315" style:font-size-asian="10pt" style:font-style-asian="italic" style:font-name-complex="Arial" style:font-size-complex="10pt"/>
    </style:style>
    <style:style style:name="P44" style:family="paragraph" style:parent-style-name="Heading_20_1" style:list-style-name="WW8Num3">
      <loext:graphic-properties draw:fill="solid" draw:fill-color="#eaf1dd"/>
      <style:paragraph-properties fo:margin-left="0.76cm" fo:margin-right="-0.041cm" fo:margin-top="0.212cm" fo:margin-bottom="0.106cm" style:contextual-spacing="false" fo:text-indent="-0.76cm" style:auto-text-indent="false" fo:background-color="#eaf1dd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5" style:family="paragraph" style:parent-style-name="Heading_20_1" style:list-style-name="WW8Num3">
      <loext:graphic-properties draw:fill="solid" draw:fill-color="#eaf1dd"/>
      <style:paragraph-properties fo:margin-left="0.635cm" fo:margin-right="-0.041cm" fo:text-indent="-0.635cm" style:auto-text-indent="false" fo:background-color="#eaf1dd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6" style:family="paragraph" style:parent-style-name="Heading_20_1" style:list-style-name="WW8Num3">
      <loext:graphic-properties draw:fill="solid" draw:fill-color="#eaf1dd"/>
      <style:paragraph-properties fo:margin-left="0.635cm" fo:margin-right="-0.041cm" fo:margin-top="0.212cm" fo:margin-bottom="0.106cm" style:contextual-spacing="false" fo:text-indent="-0.635cm" style:auto-text-indent="false" fo:background-color="#eaf1dd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7" style:family="paragraph" style:parent-style-name="Heading_20_2" style:list-style-name="">
      <style:paragraph-properties fo:margin-left="0cm" fo:margin-right="0cm" fo:margin-top="0cm" fo:margin-bottom="0cm" style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T1" style:family="text">
      <style:text-properties fo:color="#808080" loext:opacity="100%" style:font-name="Arial" fo:font-size="8pt" style:font-size-asian="8pt" style:font-name-complex="Arial" style:font-size-complex="8pt"/>
    </style:style>
    <style:style style:name="T2" style:family="text">
      <style:text-properties fo:color="#808080" loext:opacity="100%" style:font-name="Arial" fo:font-size="8pt" style:font-size-asian="8pt" style:font-name-complex="Arial" style:font-size-complex="8pt" style:font-weight-complex="bold"/>
    </style:style>
    <style:style style:name="T3" style:family="text">
      <style:text-properties fo:color="#808080" loext:opacity="100%" fo:font-size="8pt" style:font-size-asian="8pt" style:font-name-complex="Arial" style:font-size-complex="8pt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officeooo:rsid="000d905b"/>
    </style:style>
    <style:style style:name="T7" style:family="text">
      <style:text-properties officeooo:rsid="000fd12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5">TERMO DE ABERTURA</text:span><text:span text:style-name="T4"> DO PROJETO</text:span></text:p>
      <text:p text:style-name="P15"/>
      <text:p text:style-name="P16">Identificação do Projeto</text:p>
      <text:p text:style-name="P15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9">Projeto</text:p>
            <text:p text:style-name="P31">Agente Inteligente para Estimativa do Retorno Educacional sobre Salário e Empregabilidade no Brasil</text:p>
          </table:table-cell>
        </table:table-row>
        <table:table-row table:style-name="Tabela1.1">
          <table:table-cell table:style-name="Tabela1.A2" office:value-type="string">
            <text:p text:style-name="P29">Unidade Demandante</text:p>
            <text:p text:style-name="P31">Instituto Federal do Espírito Santo – Campus Colatina<text:line-break/>(Curso Superior de Sistemas de Informação)</text:p>
          </table:table-cell>
        </table:table-row>
        <table:table-row table:style-name="Tabela1.1">
          <table:table-cell table:style-name="Tabela1.A2" office:value-type="string">
            <text:p text:style-name="P29">Gestor do Projeto</text:p>
            <text:p text:style-name="P33">Lucas Garcia de Souza <text:span text:style-name="T6">&amp; Luis Augusto de Souza</text:span> – Acadêmico do Curso de Sistemas de Informação</text:p>
          </table:table-cell>
        </table:table-row>
        <table:table-row table:style-name="Tabela1.1">
          <table:table-cell table:style-name="Tabela1.A4" office:value-type="string">
            <text:p text:style-name="P29">Patrocinador</text:p>
            <text:p text:style-name="P31"/>
          </table:table-cell>
        </table:table-row>
      </table:table>
      <text:p text:style-name="P15"/>
      <text:p text:style-name="P16">Histórico de Registro</text:p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9">Versão</text:p>
          </table:table-cell>
          <table:table-cell table:style-name="Tabela2.A1" office:value-type="string">
            <text:p text:style-name="P29">Data</text:p>
          </table:table-cell>
          <table:table-cell table:style-name="Tabela2.A1" office:value-type="string">
            <text:p text:style-name="P29">Autor</text:p>
          </table:table-cell>
          <table:table-cell table:style-name="Tabela2.D1" office:value-type="string">
            <text:p text:style-name="P29">Descrição</text:p>
          </table:table-cell>
        </table:table-row>
        <table:table-row table:style-name="Tabela2.1">
          <table:table-cell table:style-name="Tabela2.A1" office:value-type="string">
            <text:p text:style-name="P27">1.0</text:p>
          </table:table-cell>
          <table:table-cell table:style-name="Tabela2.A1" office:value-type="string">
            <text:p text:style-name="P33">09/08/2025</text:p>
          </table:table-cell>
          <table:table-cell table:style-name="Tabela2.A1" office:value-type="string">
            <text:p text:style-name="P33">Lucas Garcia de Souza</text:p>
          </table:table-cell>
          <table:table-cell table:style-name="Tabela2.D1" office:value-type="string">
            <text:p text:style-name="P28">Elaboração do documento</text:p>
          </table:table-cell>
        </table:table-row>
        <table:table-row table:style-name="Tabela2.3">
          <table:table-cell table:style-name="Tabela2.A1" office:value-type="string">
            <text:p text:style-name="P32"/>
          </table:table-cell>
          <table:table-cell table:style-name="Tabela2.A1" office:value-type="string">
            <text:p text:style-name="P31"/>
          </table:table-cell>
          <table:table-cell table:style-name="Tabela2.A1" office:value-type="string">
            <text:p text:style-name="P31"/>
          </table:table-cell>
          <table:table-cell table:style-name="Tabela2.D1" office:value-type="string">
            <text:p text:style-name="P31"/>
          </table:table-cell>
        </table:table-row>
      </table:table>
      <text:p text:style-name="P10"/>
      <text:list xml:id="list403945308" text:style-name="WW8Num3">
        <text:list-item>
          <text:h text:style-name="P44" text:outline-level="1">Justificativa</text:h>
        </text:list-item>
      </text:list>
      <text:p text:style-name="P31">O acesso a informações claras e personalizadas sobre o impacto da escolaridade na renda e empregabilidade é limitado no Brasil, mesmo diante de ampla disponibilidade de bases de dados públicas de qualidade, como PNAD Contínua, RAIS, Censo Demográfico e CAGED.</text:p>
      <text:p text:style-name="P31">Apesar de estudos acadêmicos demonstrarem que a escolaridade impacta significativamente os rendimentos, pesquisas recentes indicam que esse retorno varia de acordo com região, setor econômico, gênero, raça e faixa etária, e vem apresentando tendência de queda nas últimas décadas.</text:p>
      <text:p text:style-name="P31"/>
      <text:p text:style-name="P31">A falta de ferramentas interativas e acessíveis para análise personalizada desse impacto prejudica a tomada de decisão de estudantes, trabalhadores e formuladores de políticas públicas.</text:p>
      <text:p text:style-name="P31"/>
      <text:p text:style-name="P31">Por que o projeto é necessário?</text:p>
      <text:p text:style-name="P31">Porque oferece uma solução prática, automatizada e personalizada para estimar retornos educacionais, democratizando o acesso a informações que hoje estão dispersas em estudos técnicos e microdados complexos.</text:p>
      <text:p text:style-name="P31"/>
      <text:p text:style-name="P31">Quais os motivos que geraram a sua necessidade?</text:p>
      <text:p text:style-name="P31"/>
      <text:p text:style-name="P31">Alta complexidade na manipulação de grandes bases de dados públicas;</text:p>
      <text:p text:style-name="P31"/>
      <text:p text:style-name="P31">Demanda por previsões personalizadas de rendimento e empregabilidade;</text:p>
      <text:p text:style-name="P31"/>
      <text:p text:style-name="P31">Necessidade de apoio à decisão para investimentos em educação e políticas de qualificação.</text:p>
      <text:p text:style-name="P31"/>
      <text:p text:style-name="P31">Quais os benefícios?</text:p>
      <text:p text:style-name="P31"/>
      <text:p text:style-name="P31"><text:soft-page-break/>Disponibilização de um agente de IA capaz de estimar salário e empregabilidade com base no perfil do usuário;</text:p>
      <text:p text:style-name="P31"/>
      <text:p text:style-name="P31">Ferramenta acessível e interativa para consulta pública;</text:p>
      <text:p text:style-name="P31"/>
      <text:p text:style-name="P31">Suporte à formulação de políticas e decisões individuais sobre educação e carreira.</text:p>
      <text:list xml:id="list130403625483669" text:continue-numbering="true" text:style-name="WW8Num3">
        <text:list-item>
          <text:h text:style-name="P45" text:outline-level="1">Objetivo do Projeto</text:h>
        </text:list-item>
      </text:list>
      <text:p text:style-name="P31">Objetivo geral:</text:p>
      <text:p text:style-name="P31">Desenvolver um agente de inteligência artificial capaz de estimar o impacto da escolaridade nos rendimentos e na empregabilidade de indivíduos no Brasil, utilizando integração de bases de dados públicas e fornecendo resultados de forma interativa.</text:p>
      <text:p text:style-name="P31"/>
      <text:p text:style-name="P31">Objetivos específicos (SMART):</text:p>
      <text:p text:style-name="P31"/>
      <text:p text:style-name="P31">Específico: Criar um sistema capaz de receber informações do usuário (perfil socioeconômico) e retornar previsões de salário e empregabilidade baseadas em diferentes níveis de escolaridade.</text:p>
      <text:p text:style-name="P31"/>
      <text:p text:style-name="P31">Mensurável: Avaliar a precisão dos modelos por meio de métricas como MAE (Mean Absolute Error) para salários e acurácia para empregabilidade.</text:p>
      <text:p text:style-name="P31"/>
      <text:p text:style-name="P31">Acordado: Validar as funcionalidades junto ao orientador e demais stakeholders acadêmicos.</text:p>
      <text:p text:style-name="P31"/>
      <text:p text:style-name="P31">Realista: Utilizar dados públicos e gratuitos (PNAD, RAIS, Censo, CAGED) para garantir viabilidade sem dependência de recursos externos pagos.</text:p>
      <text:p text:style-name="P31"/>
      <text:p text:style-name="P31">Limitado no tempo: Concluir desenvolvimento, testes e entrega da solução até [mês/ano de entrega do TCC].</text:p>
      <text:list xml:id="list130402587640718" text:continue-numbering="true" text:style-name="WW8Num3">
        <text:list-item>
          <text:h text:style-name="P46" text:outline-level="1">Alinhamento Estratégico</text:h>
        </text:list-item>
      </text:list>
      <text:p text:style-name="P30">O projeto contribui para:</text:p>
      <text:p text:style-name="P30"/>
      <text:p text:style-name="P30">Promover o uso de dados abertos e inteligência artificial para democratizar o acesso a informações sobre educação e mercado de trabalho.</text:p>
      <text:p text:style-name="P30"/>
      <text:p text:style-name="P30">Apoiar a tomada de decisão de indivíduos e formuladores de políticas por meio de evidências baseadas em dados.</text:p>
      <text:p text:style-name="P30"/>
      <text:p text:style-name="P30">Estimular práticas de ciência de dados e desenvolvimento de soluções tecnológicas de impacto social.</text:p>
      <text:list xml:id="list130402227567167" text:continue-numbering="true" text:style-name="WW8Num3">
        <text:list-item>
          <text:h text:style-name="P44" text:outline-level="1">Responsabilidades e Partes Interessadas</text:h>
        </text:list-item>
      </text:list>
      <text:p text:style-name="P30">Público-alvo:</text:p>
      <text:p text:style-name="P30"/>
      <text:p text:style-name="P30">Estudantes, trabalhadores e interessados em compreender o impacto da escolaridade sobre salários e empregabilidade no Brasil.</text:p>
      <text:p text:style-name="P30"/>
      <text:p text:style-name="P30">Responsabilidades do desenvolvedor (autor do projeto):</text:p>
      <text:p text:style-name="P30"/>
      <text:p text:style-name="P30">Coleta, tratamento e integração das bases de dados públicas;</text:p>
      <text:p text:style-name="P30"/>
      <text:p text:style-name="P30">Desenvolvimento do agente de IA e do dashboard interativo;</text:p>
      <text:p text:style-name="P30"/>
      <text:p text:style-name="P30"><text:soft-page-break/>Testes e validação dos resultados;</text:p>
      <text:p text:style-name="P30"/>
      <text:p text:style-name="P30">Documentação técnica e acadêmica do projeto.</text:p>
      <text:p text:style-name="P30"/>
      <text:p text:style-name="P30">Como o projeto é acadêmico e independente, não há envolvimento direto de unidades administrativas ou organizações externas para sua execução.</text:p>
      <text:list xml:id="list130402312745123" text:continue-numbering="true" text:style-name="WW8Num3">
        <text:list-item>
          <text:h text:style-name="P44" text:outline-level="1">Escopo</text:h>
        </text:list-item>
      </text:list>
      <text:p text:style-name="P30">O projeto entregará:</text:p>
      <text:p text:style-name="P30"/>
      <text:list xml:id="list3166678020" text:style-name="L3">
        <text:list-item>
          <text:p text:style-name="P42">Agente de IA treinado para estimar salários e empregabilidade com base no perfil do usuário.</text:p>
        </text:list-item>
        <text:list-item>
          <text:p text:style-name="P42">Dashboard interativo para visualização de cenários e resultados.</text:p>
        </text:list-item>
        <text:list-item>
          <text:p text:style-name="P42">Relatório técnico com metodologia, análise e resultados.</text:p>
        </text:list-item>
        <text:list-item>
          <text:p text:style-name="P42">Documentação de código e instruções para execução em ambiente local ou nuvem.</text:p>
        </text:list-item>
        <text:list-item>
          <text:p text:style-name="P43">Aprensentaçao em slides.</text:p>
        </text:list-item>
      </text:list>
      <text:list xml:id="list130402557618414" text:continue-list="list130402312745123" text:style-name="WW8Num3">
        <text:list-item>
          <text:h text:style-name="P44" text:outline-level="1">Não-Escopo</text:h>
        </text:list-item>
      </text:list>
      <text:p text:style-name="P30">O projeto não compreende:</text:p>
      <text:p text:style-name="P30"/>
      <text:list xml:id="list1879646" text:style-name="L2">
        <text:list-item>
          <text:p text:style-name="P41">Implantação do sistema em produção para uso contínuo por terceiros.</text:p>
        </text:list-item>
        <text:list-item>
          <text:p text:style-name="P41">Integração direta com sistemas externos ou bancos de dados corporativos.</text:p>
        </text:list-item>
        <text:list-item>
          <text:p text:style-name="P41">Manutenção contínua da aplicação após a entrega do TCC.</text:p>
        </text:list-item>
      </text:list>
      <text:p text:style-name="P30"/>
      <text:p text:style-name="P30">O sistema será implantado apenas em ambiente de testes/deploy local e, posteriormente, hospedado em nuvem para fins de demonstração acadêmica.</text:p>
      <text:list xml:id="list130403159312552" text:continue-list="list130402557618414" text:style-name="WW8Num3">
        <text:list-item>
          <text:h text:style-name="P44" text:outline-level="1">Premissas</text:h>
        </text:list-item>
      </text:list>
      <text:p text:style-name="P30">As bases de dados públicas utilizadas (PNAD Contínua, RAIS, Censo Demográfico, CAGED) continuarão sendo coletadas e disponibilizadas por obrigação legal e política pública, conforme legislação vigente.</text:p>
      <text:p text:style-name="P30"/>
      <text:list xml:id="list2047039883" text:style-name="L1">
        <text:list-item>
          <text:p text:style-name="P40">Os microdados permanecerão de acesso livre e gratuito durante todo o período de execução do projeto.</text:p>
        </text:list-item>
        <text:list-item>
          <text:p text:style-name="P40">A infraestrutura mínima necessária (computador pessoal e acesso à internet) estará disponível durante o desenvolvimento.</text:p>
        </text:list-item>
      </text:list>
      <text:list xml:id="list130403014439329" text:continue-list="list130403159312552" text:style-name="WW8Num3">
        <text:list-item>
          <text:h text:style-name="P44" text:outline-level="1">Restrições</text:h>
        </text:list-item>
      </text:list>
      <text:p text:style-name="P30">O projeto é limitado ao uso de dados públicos disponíveis, sem aquisição de bases privadas ou pagas.</text:p>
      <text:p text:style-name="P30"/>
      <text:p text:style-name="P30"><text:span text:style-name="T7">H</text:span>averá orçamento para contratação de s<text:span text:style-name="T7">erviços da nuvem AWS, para o processamento usando clusters e criaçao do modelo</text:span>.</text:p>
      <text:p text:style-name="P30"/>
      <text:p text:style-name="P30">O prazo de entrega está condicionado ao calendário acadêmico do TCC.</text:p>
      <text:list xml:id="list130403740987119" text:continue-numbering="true" text:style-name="WW8Num3">
        <text:list-item>
          <text:h text:style-name="P44" text:outline-level="1">Projetos Inter-relacionados</text:h>
        </text:list-item>
      </text:list>
      <text:p text:style-name="P30">Não há projetos externos interdependentes.</text:p>
      <text:p text:style-name="P30"/>
      <text:p text:style-name="P30">O projeto pode, futuramente, ser integrado a iniciativas de pesquisa acadêmica sobre mercado de trabalho e educação.</text:p>
      <text:list xml:id="list130402560163471" text:continue-numbering="true" text:style-name="WW8Num3">
        <text:list-item>
          <text:h text:style-name="P44" text:outline-level="1"><text:soft-page-break/>Riscos Iniciais</text:h>
        </text:list-item>
      </text:list>
      <text:p text:style-name="P30">Mudança na legislação que reduza a periodicidade ou disponibilidade das bases de dados públicas.</text:p>
      <text:p text:style-name="P30"/>
      <text:p text:style-name="P30">Alterações na metodologia de coleta ou formatação dos microdados, exigindo ajustes no tratamento.</text:p>
      <text:p text:style-name="P30"/>
      <text:p text:style-name="P30">Problemas técnicos no processamento devido ao grande volume de dados.</text:p>
      <text:p text:style-name="P30"/>
      <text:p text:style-name="P30">Limitações de desempenho do agente de IA frente a dados incompletos ou inconsistentes.</text:p>
      <text:list xml:id="list130403331133499" text:continue-numbering="true" text:style-name="WW8Num3">
        <text:list-item>
          <text:h text:style-name="P44" text:outline-level="1">Tempo Estimado</text:h>
        </text:list-item>
      </text:list>
      <text:p text:style-name="P30">Estimativa de 1 ano e meio para conclusão, contemplando todas as etapas: levantamento bibliográfico, coleta e tratamento de dados, desenvolvimento do agente de IA e dashboard, testes, documentação e apresentação final, alinhado ao cronograma acadêmico do TCC.</text:p>
      <text:p text:style-name="P17"/>
      <text:list xml:id="list130403315937356" text:continue-numbering="true" text:style-name="WW8Num3">
        <text:list-item>
          <text:h text:style-name="P44" text:outline-level="1">Custo Estimado</text:h>
        </text:list-item>
      </text:list>
      <text:p text:style-name="P30">O projeto será executado utilizando predominantemente recursos gratuitos e de acesso público, mas o custo total é estimado considerando também a valorização das horas de trabalho do desenvolvedor.</text:p>
      <text:p text:style-name="P30"/>
      <text:p text:style-name="P30">Recursos utilizados: computador pessoal, acesso à internet, softwares e bibliotecas open source (Python, React.js, PostgreSQL, bibliotecas de machine learning e visualização), bases de dados públicas (PNAD, RAIS, Censo Demográfico, CAGED).</text:p>
      <text:p text:style-name="P30"/>
      <text:p text:style-name="P30">Custos diretos:</text:p>
      <text:p text:style-name="P30"/>
      <text:p text:style-name="P30">Hospedagem temporária em nuvem para demonstração: R$ 200,00 (estimado).</text:p>
      <text:p text:style-name="P30"/>
      <text:p text:style-name="P30">Custos indiretos (valoração do trabalho):</text:p>
      <text:p text:style-name="P30"/>
      <text:p text:style-name="P30">Estimativa de 1.500 horas de trabalho ao longo de 18 meses.</text:p>
      <text:p text:style-name="P30"/>
      <text:p text:style-name="P30">Considerando valor/hora de um desenvolvedor júnior: R$ 25,00/hora.</text:p>
      <text:p text:style-name="P30"/>
      <text:p text:style-name="P30">Total estimado de horas: R$ 37.500,00.</text:p>
      <text:p text:style-name="P30"/>
      <text:p text:style-name="P30">Custo total estimado do projeto: R$ 37.700,00 (custos diretos + indiretos).</text:p>
      <text:p text:style-name="P17"/>
      <text:list xml:id="list130403263613955" text:continue-numbering="true" text:style-name="WW8Num3">
        <text:list-item>
          <text:h text:style-name="P44" text:outline-level="1">Gerente do Projeto</text:h>
        </text:list-item>
      </text:list>
      <text:p text:style-name="P3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2" office:value-type="string">
            <text:h text:style-name="P47" text:outline-level="2">Nome</text:h>
          </table:table-cell>
          <table:covered-table-cell/>
          <table:table-cell table:style-name="Tabela3.C1" office:value-type="string">
            <text:h text:style-name="P47" text:outline-level="2">Cargo</text:h>
          </table:table-cell>
        </table:table-row>
        <table:table-row table:style-name="Tabela3.2">
          <table:table-cell table:style-name="Tabela3.A2" table:number-columns-spanned="2" office:value-type="string">
            <text:p text:style-name="P35"/>
          </table:table-cell>
          <table:covered-table-cell/>
          <table:table-cell table:style-name="Tabela3.C2" office:value-type="string">
            <text:p text:style-name="P36"/>
          </table:table-cell>
        </table:table-row>
        <table:table-row table:style-name="Tabela3.3">
          <table:table-cell table:style-name="Tabela3.A1" office:value-type="string">
            <text:h text:style-name="P47" text:outline-level="2">Telefone</text:h>
          </table:table-cell>
          <table:table-cell table:style-name="Tabela3.C1" office:value-type="string">
            <text:h text:style-name="P47" text:outline-level="2">Endereço Eletrônico</text:h>
          </table:table-cell>
          <table:table-cell table:style-name="Tabela3.C1" office:value-type="string">
            <text:h text:style-name="P47" text:outline-level="2">Lotação</text:h>
          </table:table-cell>
        </table:table-row>
        <table:table-row table:style-name="Tabela3.4">
          <table:table-cell table:style-name="Tabela3.A4" office:value-type="string">
            <text:p text:style-name="P35"/>
          </table:table-cell>
          <table:table-cell table:style-name="Tabela3.B4" office:value-type="string">
            <text:p text:style-name="P35"/>
          </table:table-cell>
          <table:table-cell table:style-name="Tabela3.C4" office:value-type="string">
            <text:p text:style-name="P34"/>
          </table:table-cell>
        </table:table-row>
      </table:table>
      <text:p text:style-name="P11"/>
      <text:list xml:id="list130403828957844" text:continue-numbering="true" text:style-name="WW8Num3">
        <text:list-item>
          <text:h text:style-name="P44" text:outline-level="1">Aprovação do Termo de Abertura</text:h>
        </text:list-item>
      </text:list>
      <text:p text:style-name="P3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8">Unidade Demandante</text:p>
          </table:table-cell>
          <table:table-cell table:style-name="Tabela4.B1" office:value-type="string">
            <text:p text:style-name="P20">Data</text:p>
          </table:table-cell>
          <table:table-cell table:style-name="Tabela4.C1" office:value-type="string">
            <text:p text:style-name="P21">Assinatura</text:p>
          </table:table-cell>
        </table:table-row>
        <text:soft-page-break/>
        <table:table-row table:style-name="Tabela4.2">
          <table:table-cell table:style-name="Tabela4.A2" office:value-type="string">
            <text:p text:style-name="P23"/>
          </table:table-cell>
          <table:table-cell table:style-name="Tabela4.B2" office:value-type="string">
            <text:p text:style-name="P22"/>
          </table:table-cell>
          <table:table-cell table:style-name="Tabela4.C2" office:value-type="string">
            <text:p text:style-name="P25"/>
          </table:table-cell>
        </table:table-row>
        <table:table-row table:style-name="Tabela4.1">
          <table:table-cell table:style-name="Tabela4.A1" office:value-type="string">
            <text:p text:style-name="P24">Unidades Envolvidas</text:p>
          </table:table-cell>
          <table:table-cell table:style-name="Tabela4.B1" office:value-type="string">
            <text:p text:style-name="P20">Data</text:p>
          </table:table-cell>
          <table:table-cell table:style-name="Tabela4.C1" office:value-type="string">
            <text:p text:style-name="P21">Assinatura</text:p>
          </table:table-cell>
        </table:table-row>
        <table:table-row table:style-name="Tabela4.2">
          <table:table-cell table:style-name="Tabela4.A4" office:value-type="string">
            <text:p text:style-name="P23"/>
          </table:table-cell>
          <table:table-cell table:style-name="Tabela4.B4" office:value-type="string">
            <text:p text:style-name="P22"/>
          </table:table-cell>
          <table:table-cell table:style-name="Tabela4.C4" office:value-type="string">
            <text:p text:style-name="P25"/>
          </table:table-cell>
        </table:table-row>
        <table:table-row table:style-name="Tabela4.2">
          <table:table-cell table:style-name="Tabela4.A5" office:value-type="string">
            <text:p text:style-name="P19">Secretário-Geral/Diretor-Geral</text:p>
          </table:table-cell>
          <table:table-cell table:style-name="Tabela4.B1" office:value-type="string">
            <text:p text:style-name="P26">Data</text:p>
          </table:table-cell>
          <table:table-cell table:style-name="Tabela4.B1" office:value-type="string">
            <text:p text:style-name="P26">Assinatura</text:p>
          </table:table-cell>
        </table:table-row>
        <table:table-row table:style-name="Tabela4.2">
          <table:table-cell table:style-name="Tabela4.A6" office:value-type="string">
            <text:p text:style-name="P23"/>
          </table:table-cell>
          <table:table-cell table:style-name="Tabela4.B6" office:value-type="string">
            <text:p text:style-name="P22"/>
          </table:table-cell>
          <table:table-cell table:style-name="Tabela4.C6" office:value-type="string">
            <text:p text:style-name="P25"/>
          </table:table-cell>
        </table:table-row>
      </table:table>
      <text:p text:style-name="P12"/>
      <text:p text:style-name="P12"/>
      <text:list xml:id="list130404030534132" text:continue-numbering="true" text:style-name="WW8Num3">
        <text:list-item>
          <text:p text:style-name="P39">Recebimento </text:p>
        </text:list-item>
      </text:list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9">EPE</text:p>
          </table:table-cell>
          <table:table-cell table:style-name="Tabela5.B1" office:value-type="string">
            <text:p text:style-name="P26">Data</text:p>
          </table:table-cell>
          <table:table-cell table:style-name="Tabela5.B1" office:value-type="string">
            <text:p text:style-name="P26">Assinatura</text:p>
          </table:table-cell>
        </table:table-row>
        <table:table-row table:style-name="Tabela5.1">
          <table:table-cell table:style-name="Tabela5.A2" office:value-type="string">
            <text:p text:style-name="P23"/>
          </table:table-cell>
          <table:table-cell table:style-name="Tabela5.B2" office:value-type="string">
            <text:p text:style-name="P22"/>
          </table:table-cell>
          <table:table-cell table:style-name="Tabela5.C2" office:value-type="string">
            <text:p text:style-name="P25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c0c0c0"/>
      <style:paragraph-properties fo:margin-top="0.423cm" fo:margin-bottom="0.106cm" style:contextual-spacing="false" fo:background-color="#c0c0c0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style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hyphenation-ladder-count="no-limit" fo:text-indent="0cm" style:auto-text-indent="false"/>
      <style:text-properties style:use-window-font-color="true" loext:opacity="0%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language-asian="zh" style:country-asian="CN" style:font-style-asian="italic" style:font-name-complex="Tahoma" style:font-family-complex="Tahoma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able" style:family="paragraph" style:parent-style-name="Standard" style:class="extra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loext:opacity="100%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style:contextual-spacing="false" style:line-height-at-least="0.423cm" fo:hyphenation-ladder-count="no-limit" fo:text-indent="0cm" style:auto-text-indent="false"/>
      <style:text-properties fo:color="#0000ff" loext:opacity="100%" fo:font-size="10pt" fo:font-style="italic" style:font-size-asian="10pt" style:font-style-asian="italic" style:font-size-complex="10pt" style:font-style-complex="italic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loext:opacity="100%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font-size="12pt" fo:language="pt" fo:country="BR" fo:font-weight="normal" style:font-size-asian="12pt" style:font-weight-asian="normal" style:font-name-complex="Arial" style:font-family-complex="Arial" style:font-family-generic-complex="swiss" style:font-pitch-complex="variable" style:font-size-complex="12pt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loext:opacity="100%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5.383cm" fo:margin-left="-0.191cm" table:align="left" style:writing-mode="lr-tb"/>
    </style:style>
    <style:style style:name="Tabela7.A" style:family="table-column">
      <style:table-column-properties style:column-width="2.886cm"/>
    </style:style>
    <style:style style:name="Tabela7.B" style:family="table-column">
      <style:table-column-properties style:column-width="12.49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6" style:family="table">
      <style:table-properties style:width="15.383cm" fo:margin-left="-0.191cm" table:align="left" style:writing-mode="lr-tb"/>
    </style:style>
    <style:style style:name="Tabela6.A" style:family="table-column">
      <style:table-column-properties style:column-width="5.893cm"/>
    </style:style>
    <style:style style:name="Tabela6.B" style:family="table-column">
      <style:table-column-properties style:column-width="4.54cm"/>
    </style:style>
    <style:style style:name="Tabela6.C" style:family="table-column">
      <style:table-column-properties style:column-width="4.78cm"/>
    </style:style>
    <style:style style:name="Tabela6.D" style:family="table-column">
      <style:table-column-properties style:column-width="0.169cm"/>
    </style:style>
    <style:style style:name="Tabela6.1" style:family="table-row">
      <style:table-row-properties style:min-row-height="0.233cm" fo:keep-together="auto"/>
    </style:style>
    <style:style style:name="Tabela6.A1" style:family="table-cell">
      <style:table-cell-properties style:vertical-align="middle" fo:padding="0cm" fo:border-left="none" fo:border-right="none" fo:border-top="0.5pt solid #808080" fo:border-bottom="none" style:writing-mode="lr-tb"/>
    </style:style>
    <style:style style:name="Tabela6.D1" style:family="table-cell">
      <style:table-cell-properties style:vertical-align="top" fo:padding="0cm" fo:border="none" style:writing-mode="lr-tb"/>
    </style:style>
    <style:style style:name="Tabela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none" fo:country="none" fo:font-weight="bold" style:language-asian="none" style:country-asian="none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loext:opacity="100%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loext:opacity="100%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loext:opacity="100%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Trebuchet MS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Trebuchet MS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loext:opacity="100%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loext:opacity="100%" style:font-name="Arial" fo:font-size="8pt" style:font-size-asian="8pt" style:font-name-complex="Arial" style:font-size-complex="8pt"/>
    </style:style>
    <style:style style:name="MT3" style:family="text">
      <style:text-properties fo:color="#808080" loext:opacity="100%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<draw:frame draw:style-name="Mfr1" draw:name="Figura1" text:anchor-type="as-char" svg:width="3.808cm" svg:height="1.633cm" draw:z-index="4"><draw:image xlink:href="Pictures/10000000000000690000002DDD3BEF821F097C4D.png" xlink:type="simple" xlink:show="embed" xlink:actuate="onLoad" draw:mime-type="image/png"/></draw:frame></text:p>
            </table:table-cell>
            <table:table-cell table:style-name="Tabela7.B1" office:value-type="string">
              <text:p text:style-name="MP2"><draw:frame draw:style-name="Mfr1" draw:name="Figura2" text:anchor-type="as-char" svg:width="3.545cm" svg:height="2.963cm" draw:z-index="9"><draw:image xlink:href="Pictures/10000000000002F700000279FC4031DFD12BA1AE.jpg" xlink:type="simple" xlink:show="embed" xlink:actuate="onLoad" draw:mime-type="image/jpeg"/></draw:frame>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 table:style-name="Tabela6.1">
            <table:table-cell table:style-name="Tabela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ela6.A1" office:value-type="string">
              <text:p text:style-name="MP3">Versão: 2.0</text:p>
            </table:table-cell>
            <table:table-cell table:style-name="Tabela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3"><text:page-number text:select-page="current">5</text:page-number></text:span></text:span><text:span text:style-name="Page_20_Number"><text:span text:style-name="MT2"><text:s/>/ </text:span></text:span><text:span text:style-name="Page_20_Number"><text:span text:style-name="MT3"><text:page-count style:num-format="1">5</text:page-count></text:span></text:span></text:p>
            </table:table-cell>
            <table:table-cell table:style-name="Tabela6.D1" office:value-type="string">
              <text:p text:style-name="MP5"/>
            </table:table-cell>
          </table:table-row>
          <table:table-row table:style-name="Tabela6.1">
            <table:table-cell table:style-name="Tabela6.A2" office:value-type="string">
              <text:p text:style-name="MP6"/>
            </table:table-cell>
            <table:table-cell table:style-name="Tabela6.A2" office:value-type="string">
              <text:p text:style-name="MP7"/>
            </table:table-cell>
            <table:table-cell table:style-name="Tabela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25-08-12T13:04:02.124758110</dc:date>
    <meta:print-date>2010-10-06T12:21:00</meta:print-date>
    <meta:editing-cycles>83</meta:editing-cycles>
    <meta:editing-duration>P1DT2H55M4S</meta:editing-duration>
    <meta:generator>LibreOffice/7.3.7.2$Linux_X86_64 LibreOffice_project/30$Build-2</meta:generator>
    <meta:document-statistic meta:table-count="7" meta:image-count="2" meta:object-count="0" meta:page-count="5" meta:paragraph-count="121" meta:word-count="1062" meta:character-count="7356" meta:non-whitespace-character-count="6434"/>
  </office:meta>
</office:document-meta>
</file>